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2d74" officeooo:paragraph-rsid="00192d74"/>
    </style:style>
    <style:style style:name="P2" style:family="paragraph" style:parent-style-name="Standard">
      <style:text-properties officeooo:rsid="00192d74" officeooo:paragraph-rsid="00797df8"/>
    </style:style>
    <style:style style:name="P3" style:family="paragraph" style:parent-style-name="Standard">
      <style:text-properties officeooo:rsid="00207675" officeooo:paragraph-rsid="00207675"/>
    </style:style>
    <style:style style:name="P4" style:family="paragraph" style:parent-style-name="Standard">
      <style:text-properties officeooo:rsid="00263cce" officeooo:paragraph-rsid="00263cce"/>
    </style:style>
    <style:style style:name="P5" style:family="paragraph" style:parent-style-name="Standard">
      <style:text-properties officeooo:rsid="00263cce" officeooo:paragraph-rsid="0023c9dc"/>
    </style:style>
    <style:style style:name="P6" style:family="paragraph" style:parent-style-name="Standard">
      <style:text-properties officeooo:rsid="002aca59" officeooo:paragraph-rsid="002aca59"/>
    </style:style>
    <style:style style:name="P7" style:family="paragraph" style:parent-style-name="Standard">
      <style:text-properties officeooo:rsid="002e7a41" officeooo:paragraph-rsid="002fc363"/>
    </style:style>
    <style:style style:name="P8" style:family="paragraph" style:parent-style-name="Standard">
      <style:text-properties officeooo:rsid="002e7a41" officeooo:paragraph-rsid="00534ef7"/>
    </style:style>
    <style:style style:name="P9" style:family="paragraph" style:parent-style-name="Standard">
      <style:text-properties fo:font-weight="bold" officeooo:rsid="002e7a41" officeooo:paragraph-rsid="002fc363" style:font-weight-asian="bold" style:font-weight-complex="bold"/>
    </style:style>
    <style:style style:name="P10" style:family="paragraph" style:parent-style-name="Standard">
      <style:text-properties fo:font-weight="bold" officeooo:rsid="00207675" officeooo:paragraph-rsid="00207675" style:font-weight-asian="bold" style:font-weight-complex="bold"/>
    </style:style>
    <style:style style:name="P11" style:family="paragraph" style:parent-style-name="Standard">
      <style:paragraph-properties fo:text-align="justify" style:justify-single-word="false"/>
      <style:text-properties fo:font-weight="bold" officeooo:rsid="003b3764" officeooo:paragraph-rsid="003b3764" style:font-weight-asian="bold" style:font-weight-complex="bold"/>
    </style:style>
    <style:style style:name="P12" style:family="paragraph" style:parent-style-name="Standard">
      <style:paragraph-properties fo:text-align="justify" style:justify-single-word="false"/>
      <style:text-properties officeooo:rsid="0033fe64" officeooo:paragraph-rsid="00394119"/>
    </style:style>
    <style:style style:name="P13" style:family="paragraph" style:parent-style-name="Standard">
      <style:paragraph-properties fo:text-align="justify" style:justify-single-word="false"/>
      <style:text-properties officeooo:rsid="0033fe64" officeooo:paragraph-rsid="004d3258"/>
    </style:style>
    <style:style style:name="P14" style:family="paragraph" style:parent-style-name="Standard">
      <style:paragraph-properties fo:text-align="justify" style:justify-single-word="false"/>
      <style:text-properties officeooo:rsid="0033fe64" officeooo:paragraph-rsid="006e0c7f"/>
    </style:style>
    <style:style style:name="P15" style:family="paragraph" style:parent-style-name="Standard">
      <style:paragraph-properties fo:text-align="justify" style:justify-single-word="false"/>
      <style:text-properties officeooo:rsid="003b3764" officeooo:paragraph-rsid="003b3764"/>
    </style:style>
    <style:style style:name="P16" style:family="paragraph" style:parent-style-name="Standard">
      <style:paragraph-properties fo:text-align="justify" style:justify-single-word="false"/>
      <style:text-properties officeooo:rsid="00669990" officeooo:paragraph-rsid="00669990"/>
    </style:style>
    <style:style style:name="P17" style:family="paragraph" style:parent-style-name="Standard">
      <style:paragraph-properties fo:text-align="justify" style:justify-single-word="false"/>
      <style:text-properties officeooo:rsid="006f3b7e" officeooo:paragraph-rsid="00669990"/>
    </style:style>
    <style:style style:name="P18" style:family="paragraph" style:parent-style-name="Standard">
      <style:text-properties officeooo:rsid="007de1b5" officeooo:paragraph-rsid="007de1b5"/>
    </style:style>
    <style:style style:name="P19" style:family="paragraph" style:parent-style-name="Standard">
      <style:text-properties officeooo:rsid="00876cec" officeooo:paragraph-rsid="00876cec"/>
    </style:style>
    <style:style style:name="P20" style:family="paragraph" style:parent-style-name="Standard">
      <style:text-properties officeooo:rsid="008e7ce4" officeooo:paragraph-rsid="008e7ce4"/>
    </style:style>
    <style:style style:name="T1" style:family="text">
      <style:text-properties officeooo:rsid="001ae859"/>
    </style:style>
    <style:style style:name="T2" style:family="text">
      <style:text-properties officeooo:rsid="00351fd8"/>
    </style:style>
    <style:style style:name="T3" style:family="text">
      <style:text-properties officeooo:rsid="0038a13f"/>
    </style:style>
    <style:style style:name="T4" style:family="text">
      <style:text-properties officeooo:rsid="00677f2f"/>
    </style:style>
    <style:style style:name="T5" style:family="text">
      <style:text-properties officeooo:rsid="0075b705"/>
    </style:style>
    <style:style style:name="T6" style:family="text">
      <style:text-properties officeooo:rsid="007798d6"/>
    </style:style>
    <style:style style:name="T7" style:family="text">
      <style:text-properties fo:font-weight="bold" style:font-weight-asian="bold" style:font-weight-complex="bold"/>
    </style:style>
    <style:style style:name="T8" style:family="text">
      <style:text-properties fo:font-weight="bold" officeooo:rsid="007798d6" style:font-weight-asian="bold" style:font-weight-complex="bold"/>
    </style:style>
    <style:style style:name="T9" style:family="text">
      <style:text-properties fo:font-weight="bold" officeooo:rsid="0078276b" style:font-weight-asian="bold" style:font-weight-complex="bold"/>
    </style:style>
    <style:style style:name="T10" style:family="text">
      <style:text-properties fo:font-weight="normal" officeooo:rsid="007798d6" style:font-weight-asian="normal" style:font-weight-complex="normal"/>
    </style:style>
    <style:style style:name="T11" style:family="text">
      <style:text-properties fo:font-weight="normal" officeooo:rsid="0078276b" style:font-weight-asian="normal" style:font-weight-complex="normal"/>
    </style:style>
    <style:style style:name="T12" style:family="text">
      <style:text-properties fo:font-weight="normal" officeooo:rsid="00797df8" style:font-weight-asian="normal" style:font-weight-complex="normal"/>
    </style:style>
    <style:style style:name="T13" style:family="text">
      <style:text-properties fo:font-weight="normal" officeooo:rsid="007b312e" style:font-weight-asian="normal" style:font-weight-complex="normal"/>
    </style:style>
    <style:style style:name="T14" style:family="text">
      <style:text-properties fo:font-weight="normal" officeooo:rsid="007ca83c" style:font-weight-asian="normal" style:font-weight-complex="normal"/>
    </style:style>
    <style:style style:name="T15" style:family="text">
      <style:text-properties fo:font-weight="normal" officeooo:rsid="00815e95" style:font-weight-asian="normal" style:font-weight-complex="normal"/>
    </style:style>
    <style:style style:name="T16" style:family="text">
      <style:text-properties fo:font-weight="normal" officeooo:rsid="0083d773" style:font-weight-asian="normal" style:font-weight-complex="normal"/>
    </style:style>
    <style:style style:name="T17" style:family="text">
      <style:text-properties fo:font-weight="normal" officeooo:rsid="00832505" style:font-weight-asian="normal" style:font-weight-complex="normal"/>
    </style:style>
    <style:style style:name="T18" style:family="text">
      <style:text-properties fo:font-weight="normal" officeooo:rsid="00851532" style:font-weight-asian="normal" style:font-weight-complex="normal"/>
    </style:style>
    <style:style style:name="T19" style:family="text">
      <style:text-properties fo:font-weight="normal" officeooo:rsid="00858c8a" style:font-weight-asian="normal" style:font-weight-complex="normal"/>
    </style:style>
    <style:style style:name="T20" style:family="text">
      <style:text-properties officeooo:rsid="0088d99b"/>
    </style:style>
    <style:style style:name="T21" style:family="text">
      <style:text-properties officeooo:rsid="008fe6f3"/>
    </style:style>
    <style:style style:name="T22" style:family="text">
      <style:text-properties officeooo:rsid="009125fc"/>
    </style:style>
    <style:style style:name="T23" style:family="text">
      <style:text-properties officeooo:rsid="0091aee4"/>
    </style:style>
    <style:style style:name="T24" style:family="text">
      <style:text-properties officeooo:rsid="009225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bstract</text:p>
      <text:p text:style-name="P15"/>
      <text:p text:style-name="P12">In this project we will study the problem of domain adaptation using deep neural networks. </text:p>
      <text:p text:style-name="P12"/>
      <text:p text:style-name="P12"><text:span text:style-name="T2">It has been well proved that deep networks are efficient at extracting features from a given (source) labeled dataset. However, it is not always the case that they can generalize well to other (target) datasets which very often have a different underlying distribution.</text:span></text:p>
      <text:p text:style-name="P12"/>
      <text:p text:style-name="P14"><text:span text:style-name="T3">An example of the limitations of a model is its lack of capacity to classify objects in images with features it has never been trained with (e.g. different backgrounds, orientation and context in general). To overcome this, domain adaptation algorithms attempt to transfer invariant features from one data domain to another. </text:span></text:p>
      <text:p text:style-name="P14"/>
      <text:p text:style-name="P14"><text:span text:style-name="T3">In the context of neural networks, Deep CORAL [1] is an unsupervised convolutional neural network <text:s/>model that compensates for decrease in performance when there is a shift in domain by aligning the second-order-statistics (correlation of output layer activation) of source and target distributions. The authors introduce an end-to-end domain adaptation work flow using a loss function that consists of a classification loss and a “coral loss” that learns invariant features.</text:span></text:p>
      <text:p text:style-name="P13"/>
      <text:p text:style-name="P16">Another unsupervised learning model for domain adaptation is PixDA [2]. <text:span text:style-name="T4">In this work, the authors map representations from one domain to another at the pixel level using generative adversarial networks. The paper reports an improvement in domain adaptation from MNIST to MNIST-M of more than 30% over Deep CORAL and other SOTA methods.</text:span></text:p>
      <text:p text:style-name="P17"/>
      <text:p text:style-name="P1"><text:span text:style-name="T6">Our proposal consists in three possible avenues to work on domain adaptation using neural networks. </text:span></text:p>
      <text:p text:style-name="P1"/>
      <text:p text:style-name="P2"><text:span text:style-name="T8">First proposal: </text:span><text:span text:style-name="T10">Implementation of </text:span><text:span text:style-name="T11">multiple domain adaptation </text:span><text:span text:style-name="T16">algorithm</text:span><text:span text:style-name="T11"> (e.g. deep CORAL, </text:span><text:span text:style-name="T15">PixelDA</text:span><text:span text:style-name="T11">) on </text:span><text:span text:style-name="T12">the “office” dataset </text:span><text:span text:style-name="T13">to evaluate its capacity for </text:span><text:span text:style-name="T14">classification tasks. </text:span></text:p>
      <text:p text:style-name="P2"><text:span text:style-name="T9"/></text:p>
      <text:p text:style-name="P18"><text:span text:style-name="T9">S</text:span><text:span text:style-name="T7">econd proposal: </text:span><text:span text:style-name="T17">Implementation of </text:span><text:span text:style-name="T16">a particular domain adaptation </text:span><text:span text:style-name="T18">algorithm </text:span><text:span text:style-name="T19">and evaluate its classification performance in multiple datasets.</text:span></text:p>
      <text:p text:style-name="P2"/>
      <text:p text:style-name="P19"><text:span text:style-name="T7">Third proposal:</text:span> <text:span text:style-name="T20">Deep CORAL model in a particular dataset (farm animal pictures) to evaluate pose estimation. The data is in the context of research carried in Fraunhofer FIT.</text:span></text:p>
      <text:p text:style-name="P5"/>
      <text:p text:style-name="P20">We have added three proposals due to time constrains. <text:span text:style-name="T22">Based on discussion and feedback from our supervisors, we will choose one among these three to work on.</text:span></text:p>
      <text:p text:style-name="P4"/>
      <text:p text:style-name="P10">References</text:p>
      <text:p text:style-name="P3"/>
      <text:p text:style-name="P6">[<text:span text:style-name="T5">1</text:span>] Deep CORAL: Correlation Alignment for Deep Domain Adaptation</text:p>
      <text:p text:style-name="P7">[<text:span text:style-name="T5">2</text:span>] Unsupervised Pixel–Level Domain Adaptation with Generative Adversarial Networks</text:p>
      <text:p text:style-name="P8"/>
      <text:p text:style-name="P7"/>
      <text:p text:style-name="P9"><text:span text:style-name="T1">Group members</text:span></text:p>
      <text:p text:style-name="P7"/>
      <text:p text:style-name="P7"><text:span text:style-name="T1">Venkata Santosh Sai Ramiredy Muthiredy</text:span></text:p>
      <text:p text:style-name="P7"><text:span text:style-name="T1">Alan Preciado Grijalv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20:51:46.469658859</meta:creation-date>
    <dc:date>2020-02-18T22:16:11.369374648</dc:date>
    <meta:editing-duration>PT1H13M19S</meta:editing-duration>
    <meta:editing-cycles>109</meta:editing-cycles>
    <meta:generator>LibreOffice/5.1.6.2$Linux_X86_64 LibreOffice_project/10m0$Build-2</meta:generator>
    <meta:document-statistic meta:table-count="0" meta:image-count="0" meta:object-count="0" meta:page-count="1" meta:paragraph-count="17" meta:word-count="373" meta:character-count="2477" meta:non-whitespace-character-count="2117"/>
  </office:meta>
</office:document-meta>
</file>